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F0000036913B8A10C.jpg" manifest:media-type="image/jpeg"/>
  <manifest:file-entry manifest:full-path="Pictures/10000001000000600000006036095905.png" manifest:media-type="image/pn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9cm" svg:height="0.564cm" svg:x="2.54cm" svg:y="2.656cm">
          <draw:text-box>
            <text:p text:style-name="P1"><text:span text:style-name="T1">PENGUIN EXHIBIT </text:span></text:p>
          </draw:text-box>
        </draw:frame>
        <draw:frame draw:style-name="gr2" draw:text-style-name="P3" draw:layer="layout" svg:width="0.388cm" svg:height="0.39cm" svg:x="13.972cm" svg:y="3.6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5.404cm" svg:y="16.3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562cm" svg:height="0.564cm" svg:x="2.54cm" svg:y="17.12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2.859cm" svg:height="12.606cm" svg:x="2.54cm" svg:y="4.077cm">
          <draw:image xlink:href="Pictures/100000000000062F0000036913B8A10C.jpg" xlink:type="simple" xlink:show="embed" xlink:actuate="onLoad" draw:mime-type="image/jpeg">
            <text:p/>
          </draw:image>
        </draw:frame>
        <draw:frame draw:style-name="gr3" draw:text-style-name="P4" draw:layer="layout" svg:width="1.105cm" svg:height="1.105cm" svg:x="12.499cm" svg:y="5.802cm">
          <draw:image xlink:href="Pictures/10000001000000600000006036095905.png" xlink:type="simple" xlink:show="embed" xlink:actuate="onLoad" draw:mime-type="image/png">
            <text:p/>
          </draw:image>
        </draw:frame>
        <draw:frame draw:style-name="gr3" draw:text-style-name="P4" draw:layer="layout" svg:width="1.692cm" svg:height="2.08cm" svg:x="25.506cm" svg:y="16.686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0.562cm" svg:height="0.564cm" svg:x="13.972cm" svg:y="18.149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7.917cm" svg:height="0.937cm" svg:x="2.5cm" svg:y="17.784cm">
          <draw:text-box>
            <text:p>Pemindahan cctv kabel tidak cukup perlu disamb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47:25.066000000</dc:date>
    <dc:creator>I Putu Gede Sujarta Jaya</dc:creator>
    <meta:editing-duration>PT55S</meta:editing-duration>
    <meta:editing-cycles>1</meta:editing-cycles>
    <meta:document-statistic meta:object-count="9"/>
    <meta:generator>LibreOffice/24.2.5.2$Windows_X86_64 LibreOffice_project/bffef4ea93e59bebbeaf7f431bb02b1a39ee8a59</meta:generator>
  </office:meta>
</office:document-meta>
</file>